
<file path=META-INF/manifest.xml><?xml version="1.0" encoding="utf-8"?>
<manifest:manifes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office:version="1.2">
  <office:automatic-styles/>
  <office:body>
    <office:spreadsheet>
      <table:table table:name="Liste_Recettes">
        <table:table-row>
          <table:table-cell table:style-name="pd1" office:value-type="string" office:value="Nom">
            <text:p>Nom</text:p>
          </table:table-cell>
          <table:table-cell table:style-name="pd1" office:value-type="string" office:value="Ingredients (nom,qty,unit/...)">
            <text:p>Ingredients (nom,qty,unit/...)</text:p>
          </table:table-cell>
          <table:table-cell table:style-name="pd1" office:value-type="string" office:value="Preparation">
            <text:p>Preparation</text:p>
          </table:table-cell>
          <table:table-cell table:style-name="pd1" office:value-type="string" office:value="Temps (mn)">
            <text:p>Temps (mn)</text:p>
          </table:table-cell>
          <table:table-cell table:style-name="pd1" office:value-type="string" office:value="Tags">
            <text:p>Tags</text:p>
          </table:table-cell>
          <table:table-cell table:style-name="pd1" office:value-type="string" office:value="Image">
            <text:p>Image</text:p>
          </table:table-cell>
        </table:table-row>
        <table:table-row>
          <table:table-cell office:value-type="string" office:value="Amandine aux fruits rouges">
            <text:p>Amandine aux fruits roug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ete">
            <text:p>dessert/ete</text:p>
          </table:table-cell>
          <table:table-cell office:value-type="string" office:value="amandine">
            <text:p>amandine</text:p>
          </table:table-cell>
        </table:table-row>
        <table:table-row>
          <table:table-cell office:value-type="string" office:value="Apéro ++">
            <text:p>Apéro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kids">
            <text:p>soir/kids</text:p>
          </table:table-cell>
          <table:table-cell office:value-type="string" office:value="apero">
            <text:p>apero</text:p>
          </table:table-cell>
        </table:table-row>
        <table:table-row>
          <table:table-cell office:value-type="string" office:value="Aubergines roulées">
            <text:p>Aubergines rou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aubergines">
            <text:p>aubergines</text:p>
          </table:table-cell>
        </table:table-row>
        <table:table-row>
          <table:table-cell office:value-type="string" office:value="Banofee">
            <text:p>Banofe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banofee">
            <text:p>banofee</text:p>
          </table:table-cell>
        </table:table-row>
        <table:table-row>
          <table:table-cell office:value-type="string" office:value="BBQ">
            <text:p>BBQ</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
            <text:p/>
          </table:table-cell>
        </table:table-row>
        <table:table-row>
          <table:table-cell office:value-type="string" office:value="Bechamel">
            <text:p>Bechamel</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
            <text:p/>
          </table:table-cell>
        </table:table-row>
        <table:table-row>
          <table:table-cell office:value-type="string" office:value="Brunch">
            <text:p>Brunc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brunch">
            <text:p>brunch</text:p>
          </table:table-cell>
        </table:table-row>
        <table:table-row>
          <table:table-cell office:value-type="string" office:value="Burritos">
            <text:p>Burrito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Cannelés">
            <text:p>Cannel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canneles">
            <text:p>canneles</text:p>
          </table:table-cell>
        </table:table-row>
        <table:table-row>
          <table:table-cell office:value-type="string" office:value="Carbonade flamande">
            <text:p>Carbonade flam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carbonade">
            <text:p>carbonade</text:p>
          </table:table-cell>
        </table:table-row>
        <table:table-row>
          <table:table-cell office:value-type="string" office:value="Champignons farci">
            <text:p>Champignons farc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Chewy cookies">
            <text:p>Chewy cookies</text:p>
          </table:table-cell>
          <table:table-cell office:value-type="string" office:value="farine,280,g/bicarbonate de soude,1,c. à c./fécule de mais,1.5,c. à c./sel,1,c. à c./beurre,170,g/cassonade,150,g/sucre,100,g/oeufs,2,()/extrait de vanille,2,c. à c./pépites de chocolat,180,g">
            <text:p>farine,280,g/bicarbonate de soude,1,c. à c./fécule de mais,1.5,c. à c./sel,1,c. à c./beurre,170,g/cassonade,150,g/sucre,100,g/oeufs,2,()/extrait de vanille,2,c. à c./pépites de chocolat,180,g</text:p>
          </table:table-cell>
          <table:table-cell office:value-type="string" office:value="Mélanger ensemble la farine, le bicarbonate de soude, la fécule de maïs et le sel.&#10;Dans un bol de taille moyenne, fouetter le beurre fondu, la cassonade et le sucre blanc. Ajouter l'oeuf, puis le jaune d'oeuf. et la vanille.&#10;Verser les ingrédients humides dans les ingrédients secs et mélanger avec une grande cuillère. Incorporer les pépites de chocolat.&#10;Couvrir la pâte et réfrigérer pendant 2 heures, ou jusqu'à 3 jours en couvrant.&#10;Sortir la pâte du réfrigérateur et laisser ramollir légèrement à température ambiante pendant 10 mn.&#10;Préchauffer le four à 180°.&#10;Tapisser la plaque à four de papier sulfurisé.&#10;Rouler la pâte en boules, environ 3 cuillères à soupe de pâte chacune.&#10;Déposer les boules de pâtes en les espacant car les cookies vont s'étaler à la cuisson&#10;Cuire pendant 11-12 minutes. Laisser refroidir 10 mn sur la plaque du four.">
            <text:p>Mélanger ensemble la farine, le bicarbonate de soude, la fécule de maïs et le sel.
Dans un bol de taille moyenne, fouetter le beurre fondu, la cassonade et le sucre blanc. Ajouter l'oeuf, puis le jaune d'oeuf. et la vanille.
Verser les ingrédients humides dans les ingrédients secs et mélanger avec une grande cuillère. Incorporer les pépites de chocolat.
Couvrir la pâte et réfrigérer pendant 2 heures, ou jusqu'à 3 jours en couvrant.
Sortir la pâte du réfrigérateur et laisser ramollir légèrement à température ambiante pendant 10 mn.
Préchauffer le four à 180°.
Tapisser la plaque à four de papier sulfurisé.
Rouler la pâte en boules, environ 3 cuillères à soupe de pâte chacune.
Déposer les boules de pâtes en les espacant car les cookies vont s'étaler à la cuisson
Cuire pendant 11-12 minutes. Laisser refroidir 10 mn sur la plaque du four.</text:p>
          </table:table-cell>
          <table:table-cell office:value-type="float" office:value="25">
            <text:p>25</text:p>
          </table:table-cell>
          <table:table-cell office:value-type="string" office:value="dessert">
            <text:p>dessert</text:p>
          </table:table-cell>
          <table:table-cell office:value-type="string" office:value="soft_cookies">
            <text:p>soft_cookies</text:p>
          </table:table-cell>
        </table:table-row>
        <table:table-row>
          <table:table-cell office:value-type="string" office:value="Chicons gratin">
            <text:p>Chicons grat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double">
            <text:p>hiver/double</text:p>
          </table:table-cell>
          <table:table-cell office:value-type="string" office:value="chicons">
            <text:p>chicons</text:p>
          </table:table-cell>
        </table:table-row>
        <table:table-row>
          <table:table-cell office:value-type="string" office:value="Chili con carne">
            <text:p>Chili co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ili sin carne">
            <text:p>Chili si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hili_sin">
            <text:p>chili_sin</text:p>
          </table:table-cell>
        </table:table-row>
        <table:table-row>
          <table:table-cell office:value-type="string" office:value="Chou rouge boudin">
            <text:p>Chou rouge boud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hiver">
            <text:p>kids/midi/hiver</text:p>
          </table:table-cell>
          <table:table-cell office:value-type="string" office:value="">
            <text:p/>
          </table:table-cell>
        </table:table-row>
        <table:table-row>
          <table:table-cell office:value-type="string" office:value="Choucroute">
            <text:p>Choucrou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oux de bruxelles graines">
            <text:p>Choux de bruxelles grain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Clafoutis marbré tomates tapenade">
            <text:p>Clafoutis marbré tomates tapenade</text:p>
          </table:table-cell>
          <table:table-cell office:value-type="string" office:value="farine,120,g/parmesan,35,g/herbes de provence,1,c. à c./oeufs,3,()/huile d’olive,3,c. à s./lait vegetal,250,mL/[feta],100,g/tapenade,50,g/tomate,2,()">
            <text:p>farine,120,g/parmesan,35,g/herbes de provence,1,c. à c./oeufs,3,()/huile d’olive,3,c. à s./lait vegetal,250,mL/[feta],100,g/tapenade,50,g/tomate,2,()</text:p>
          </table:table-cell>
          <table:table-cell office:value-type="string" office:value="Dans un grand saladier, mélanger la farine, 1 pincée de sel, le parmesan et les herbes de Provence. &#10;Incorporer les œufs, puis l’huile et le lait. &#10;Ajouter la feta émiettée. Verser la pâte dans un plat à gratin. &#10;A l’aide d’une petite cuillère, incorporer la tapenade en faisant des marbrures. &#10;Trancher les tomates et disposer les tranches de tomate de manière uniforme. &#10;Cuire pendant 30 à 35 minutes à 180 °C. Déguster tiède ou froid.">
            <text:p>Dans un grand saladier, mélanger la farine, 1 pincée de sel, le parmesan et les herbes de Provence. 
Incorporer les œufs, puis l’huile et le lait. 
Ajouter la feta émiettée. Verser la pâte dans un plat à gratin. 
A l’aide d’une petite cuillère, incorporer la tapenade en faisant des marbrures. 
Trancher les tomates et disposer les tranches de tomate de manière uniforme. 
Cuire pendant 30 à 35 minutes à 180 °C. Déguster tiède ou froid.</text:p>
          </table:table-cell>
          <table:table-cell office:value-type="string" office:value="">
            <text:p/>
          </table:table-cell>
          <table:table-cell office:value-type="string" office:value="vegan/double">
            <text:p>vegan/double</text:p>
          </table:table-cell>
          <table:table-cell office:value-type="string" office:value="clafoutis_tomate">
            <text:p>clafoutis_tomate</text:p>
          </table:table-cell>
        </table:table-row>
        <table:table-row>
          <table:table-cell office:value-type="string" office:value="Cordon bleu">
            <text:p>Cordon ble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Courge spaghetti">
            <text:p>Courge spaghett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Couscous merguez">
            <text:p>Couscous mergue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ouscous vegan">
            <text:p>Couscous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ouscous_vegan">
            <text:p>couscous_vegan</text:p>
          </table:table-cell>
        </table:table-row>
        <table:table-row>
          <table:table-cell office:value-type="string" office:value="Crepes">
            <text:p>Crepes</text:p>
          </table:table-cell>
          <table:table-cell office:value-type="string" office:value="farine,500,g/oeufs,6,()/lait,500,mL/eau,500,mL/sucre,1,()/sel,1,()/huile de tournesol,2,c. à s.">
            <text:p>farine,500,g/oeufs,6,()/lait,500,mL/eau,500,mL/sucre,1,()/sel,1,()/huile de tournesol,2,c. à s.</text:p>
          </table:table-cell>
          <table:table-cell office:value-type="string" office:value="Dans un grand saladier, mélanger la farine, le sucre et le sel. &#10;Incorporer les œufs, puis le mélange lait/eau et l’huile de tournesol.">
            <text:p>Dans un grand saladier, mélanger la farine, le sucre et le sel. 
Incorporer les œufs, puis le mélange lait/eau et l’huile de tournesol.</text:p>
          </table:table-cell>
          <table:table-cell office:value-type="float" office:value="60">
            <text:p>60</text:p>
          </table:table-cell>
          <table:table-cell office:value-type="string" office:value="dessert">
            <text:p>dessert</text:p>
          </table:table-cell>
          <table:table-cell office:value-type="string" office:value="crepes">
            <text:p>crepes</text:p>
          </table:table-cell>
        </table:table-row>
        <table:table-row>
          <table:table-cell office:value-type="string" office:value="Crevettes ABAM">
            <text:p>Crevettes ABAM</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abam">
            <text:p>abam</text:p>
          </table:table-cell>
        </table:table-row>
        <table:table-row>
          <table:table-cell office:value-type="string" office:value="Croque monsieur">
            <text:p>Croque monsi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Croquettes jambon béchamel haricots verts">
            <text:p>Croquettes jambon béchamel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croquettes_jambon">
            <text:p>croquettes_jambon</text:p>
          </table:table-cell>
        </table:table-row>
        <table:table-row>
          <table:table-cell office:value-type="string" office:value="Crudités">
            <text:p>Crudit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Crumble butternut noisette mimolette">
            <text:p>Crumble butternut noisette mimo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Dahl de lentilles">
            <text:p>Dahl de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dahl_lentilles">
            <text:p>dahl_lentilles</text:p>
          </table:table-cell>
        </table:table-row>
        <table:table-row>
          <table:table-cell office:value-type="string" office:value="Flan de courge">
            <text:p>Flan de cour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flan_courge">
            <text:p>flan_courge</text:p>
          </table:table-cell>
        </table:table-row>
        <table:table-row>
          <table:table-cell office:value-type="string" office:value="Fondue">
            <text:p>Fond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Fondue de poireaux">
            <text:p>Fondue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Frites de patate douce">
            <text:p>Frites de patate douc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Galette des rois">
            <text:p>Galette des r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kids">
            <text:p>dessert/kids</text:p>
          </table:table-cell>
          <table:table-cell office:value-type="string" office:value="galette_rois">
            <text:p>galette_rois</text:p>
          </table:table-cell>
        </table:table-row>
        <table:table-row>
          <table:table-cell office:value-type="string" office:value="Galettes">
            <text:p>Ga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Gaufres patates douces avocat">
            <text:p>Gaufres patates douces avoca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gaufres_patates">
            <text:p>gaufres_patates</text:p>
          </table:table-cell>
        </table:table-row>
        <table:table-row>
          <table:table-cell office:value-type="string" office:value="Gaufres salées">
            <text:p>Gaufres sa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soir">
            <text:p>kids/soir</text:p>
          </table:table-cell>
          <table:table-cell office:value-type="string" office:value="gaufres_salees">
            <text:p>gaufres_salees</text:p>
          </table:table-cell>
        </table:table-row>
        <table:table-row>
          <table:table-cell office:value-type="string" office:value="Gnocchi haricots verts">
            <text:p>Gnocchi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kids/soir">
            <text:p>vegan/kids/soir</text:p>
          </table:table-cell>
          <table:table-cell office:value-type="string" office:value="gnocchis_haricots">
            <text:p>gnocchis_haricots</text:p>
          </table:table-cell>
        </table:table-row>
        <table:table-row>
          <table:table-cell office:value-type="string" office:value="Gratin butternut chataigne">
            <text:p>Gratin butternut chataig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Gratin de chou-fleur">
            <text:p>Gratin de chou-fleur</text:p>
          </table:table-cell>
          <table:table-cell office:value-type="string" office:value="chou-fleur,1,()/bechamel,1,()/fromage,1,()/[jambon],1,()">
            <text:p>chou-fleur,1,()/bechamel,1,()/fromage,1,()/[jambon],1,()</text:p>
          </table:table-cell>
          <table:table-cell office:value-type="string" office:value="Cuire le chou-fleur&#10;Faire la bechamel">
            <text:p>Cuire le chou-fleur
Faire la bechamel</text:p>
          </table:table-cell>
          <table:table-cell office:value-type="float" office:value="30">
            <text:p>30</text:p>
          </table:table-cell>
          <table:table-cell office:value-type="string" office:value="double">
            <text:p>double</text:p>
          </table:table-cell>
          <table:table-cell office:value-type="string" office:value="">
            <text:p/>
          </table:table-cell>
        </table:table-row>
        <table:table-row>
          <table:table-cell office:value-type="string" office:value="Gratin de poireaux">
            <text:p>Gratin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Lasagnes épinards ricotta">
            <text:p>Lasagnes épinards ricott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lasagnes_vegan">
            <text:p>lasagnes_vegan</text:p>
          </table:table-cell>
        </table:table-row>
        <table:table-row>
          <table:table-cell office:value-type="string" office:value="Lasagnes viande">
            <text:p>Lasagnes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lasagnes">
            <text:p>lasagnes</text:p>
          </table:table-cell>
        </table:table-row>
        <table:table-row>
          <table:table-cell office:value-type="string" office:value="Melon garni">
            <text:p>Melon garni</text:p>
          </table:table-cell>
          <table:table-cell office:value-type="string" office:value="melon,1,()/tomate,1,()/mozza,1,()/crevette,1,()/avocat,1,()">
            <text:p>melon,1,()/tomate,1,()/mozza,1,()/crevette,1,()/avocat,1,()</text:p>
          </table:table-cell>
          <table:table-cell office:value-type="string" office:value="">
            <text:p/>
          </table:table-cell>
          <table:table-cell office:value-type="string" office:value="">
            <text:p/>
          </table:table-cell>
          <table:table-cell office:value-type="string" office:value="ete">
            <text:p>ete</text:p>
          </table:table-cell>
          <table:table-cell office:value-type="string" office:value="">
            <text:p/>
          </table:table-cell>
        </table:table-row>
        <table:table-row>
          <table:table-cell office:value-type="string" office:value="Muffins chorizo">
            <text:p>Muffins choriz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kids">
            <text:p>soir/double/kids</text:p>
          </table:table-cell>
          <table:table-cell office:value-type="string" office:value="muffins_chorizo">
            <text:p>muffins_chorizo</text:p>
          </table:table-cell>
        </table:table-row>
        <table:table-row>
          <table:table-cell office:value-type="string" office:value="Muffins vegan">
            <text:p>Muffins vegan</text:p>
          </table:table-cell>
          <table:table-cell office:value-type="string" office:value="lait de soja,100,mL/vinaigre de cidre,2,c. à c./lait de coco,250,mL/petits pois,100,g/carottes,2,()/farine d’epeautre,150,g/farine de ble,50,g/poudre à lever,2,c. à s./bicarbonate de soude,1,c. à c./sel,1,()/[fromage],1,()/[mais],1,()">
            <text:p>lait de soja,100,mL/vinaigre de cidre,2,c. à c./lait de coco,250,mL/petits pois,100,g/carottes,2,()/farine d’epeautre,150,g/farine de ble,50,g/poudre à lever,2,c. à s./bicarbonate de soude,1,c. à c./sel,1,()/[fromage],1,()/[mais],1,()</text:p>
          </table:table-cell>
          <table:table-cell office:value-type="string" office:value="-Pour 12 muffins-&#10;Dans un bol, mélanger le lait de soja et le vinaigre. Laisser cailler 5mn.&#10;Dans un saladier, mélanger les ingrédients secs.&#10;Ajouter le lait de coco au lait de soja caille et incorporer au mélange sec.&#10;Ajouter les petits pois et les carottes finement rapées.&#10;Bien mélanger et garnir 12 moules à muffins.&#10;Cuire 30mn à 180ºC">
            <text:p>-Pour 12 muffins-
Dans un bol, mélanger le lait de soja et le vinaigre. Laisser cailler 5mn.
Dans un saladier, mélanger les ingrédients secs.
Ajouter le lait de coco au lait de soja caille et incorporer au mélange sec.
Ajouter les petits pois et les carottes finement rapées.
Bien mélanger et garnir 12 moules à muffins.
Cuire 30mn à 180ºC</text:p>
          </table:table-cell>
          <table:table-cell office:value-type="float" office:value="60">
            <text:p>60</text:p>
          </table:table-cell>
          <table:table-cell office:value-type="string" office:value="vegan/soir/double/kids">
            <text:p>vegan/soir/double/kids</text:p>
          </table:table-cell>
          <table:table-cell office:value-type="string" office:value="muffin_vegan">
            <text:p>muffin_vegan</text:p>
          </table:table-cell>
        </table:table-row>
        <table:table-row>
          <table:table-cell office:value-type="string" office:value="Nuggets poulet haricots">
            <text:p>Nuggets poulet harico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nuggets">
            <text:p>nuggets</text:p>
          </table:table-cell>
        </table:table-row>
        <table:table-row>
          <table:table-cell office:value-type="string" office:value="Oeufs à la coque">
            <text:p>Oeufs à la coque</text:p>
          </table:table-cell>
          <table:table-cell office:value-type="string" office:value="oeufs,4,()">
            <text:p>oeufs,4,()</text:p>
          </table:table-cell>
          <table:table-cell office:value-type="string" office:value="Temps de cuisson : 3mn dans l’eau bouillante&#10;Accompagner de mouillettes généreusement beurrées.">
            <text:p>Temps de cuisson : 3mn dans l’eau bouillante
Accompagner de mouillettes généreusement beurrées.</text:p>
          </table:table-cell>
          <table:table-cell office:value-type="float" office:value="10">
            <text:p>10</text:p>
          </table:table-cell>
          <table:table-cell office:value-type="string" office:value="soir/kids">
            <text:p>soir/kids</text:p>
          </table:table-cell>
          <table:table-cell office:value-type="string" office:value="">
            <text:p/>
          </table:table-cell>
        </table:table-row>
        <table:table-row>
          <table:table-cell office:value-type="string" office:value="Oeufs brouillés">
            <text:p>Oeufs brouillés</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oeufs_brouilles">
            <text:p>oeufs_brouilles</text:p>
          </table:table-cell>
        </table:table-row>
        <table:table-row>
          <table:table-cell office:value-type="string" office:value="Omelette">
            <text:p>Omelette</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Parmentier canard">
            <text:p>Parmentier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Parmentier lentilles patates douces">
            <text:p>Parmentier lentilles patates douces</text:p>
          </table:table-cell>
          <table:table-cell office:value-type="string" office:value="lentilles vertes,200,g/patates douces,800,g/huile d’olive,2,c. à s./échalotes,2,()/ail,2,gousses/ciboulette,1,c. à s./persil,2,c. à s./tamari,2,c. à s./creme de soja,100,mL/levure maltée,2,c. à s./sel,1,()/poivre,1,()">
            <text:p>lentilles vertes,200,g/patates douces,800,g/huile d’olive,2,c. à s./échalotes,2,()/ail,2,gousses/ciboulette,1,c. à s./persil,2,c. à s./tamari,2,c. à s./creme de soja,100,mL/levure maltée,2,c. à s./sel,1,()/poivre,1,()</text:p>
          </table:table-cell>
          <table:table-cell office:value-type="string" office:value="Cuire les lentilles pendant 20mn. Cuire les patates douces.&#10;Faire revenir l’ail et les échalotes a l’huile d’olive. Ajouter les lentilles, les herbes et le tamari.&#10;Cuire pendant 5 a 10 minutes. Répartir dans le fond d’un plat à gratin.&#10;Passer les patates douces au presse-purée et étaler sur les lentilles.&#10;Répartir la creme et saupoudrer de levure maltée.&#10;Cuire 15mn à 180ºC puis quelques minutes sous le grill pour gratiner.">
            <text:p>Cuire les lentilles pendant 20mn. Cuire les patates douces.
Faire revenir l’ail et les échalotes a l’huile d’olive. Ajouter les lentilles, les herbes et le tamari.
Cuire pendant 5 a 10 minutes. Répartir dans le fond d’un plat à gratin.
Passer les patates douces au presse-purée et étaler sur les lentilles.
Répartir la creme et saupoudrer de levure maltée.
Cuire 15mn à 180ºC puis quelques minutes sous le grill pour gratiner.</text:p>
          </table:table-cell>
          <table:table-cell office:value-type="float" office:value="90">
            <text:p>90</text:p>
          </table:table-cell>
          <table:table-cell office:value-type="string" office:value="vegan/double">
            <text:p>vegan/double</text:p>
          </table:table-cell>
          <table:table-cell office:value-type="string" office:value="parmentier_lentilles">
            <text:p>parmentier_lentilles</text:p>
          </table:table-cell>
        </table:table-row>
        <table:table-row>
          <table:table-cell office:value-type="string" office:value="Pate à tartiner">
            <text:p>Pate à tartin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ate_tartiner">
            <text:p>pate_tartiner</text:p>
          </table:table-cell>
        </table:table-row>
        <table:table-row>
          <table:table-cell office:value-type="string" office:value="Pate brisée">
            <text:p>Pate brisée</text:p>
          </table:table-cell>
          <table:table-cell office:value-type="string" office:value="farine,200,g/beurre,100,g/eau,1,()/sel,1,()">
            <text:p>farine,200,g/beurre,100,g/eau,1,()/sel,1,()</text:p>
          </table:table-cell>
          <table:table-cell office:value-type="string" office:value="Malaxer le beurre en pommade et la farine.&#10;Quand la preparation a la texture de la semoule, incorporer une petite quantite d'eau salee.&#10;Former une boule de pate.&#10;Abaisser la pate.&#10;C'est pret !">
            <text:p>Malaxer le beurre en pommade et la farine.
Quand la preparation a la texture de la semoule, incorporer une petite quantite d'eau salee.
Former une boule de pate.
Abaisser la pate.
C'est pret !</text:p>
          </table:table-cell>
          <table:table-cell office:value-type="float" office:value="10">
            <text:p>10</text:p>
          </table:table-cell>
          <table:table-cell office:value-type="string" office:value="tips">
            <text:p>tips</text:p>
          </table:table-cell>
          <table:table-cell office:value-type="string" office:value="pate_brisée">
            <text:p>pate_brisée</text:p>
          </table:table-cell>
        </table:table-row>
        <table:table-row>
          <table:table-cell office:value-type="string" office:value="Pates au pesto">
            <text:p>Pates au pesto</text:p>
          </table:table-cell>
          <table:table-cell office:value-type="string" office:value="Pates,500,g/Pesto,1,()">
            <text:p>Pates,500,g/Pesto,1,()</text:p>
          </table:table-cell>
          <table:table-cell office:value-type="string" office:value="Faire cuire les pates, ajouter le pesto">
            <text:p>Faire cuire les pates, ajouter le pesto</text:p>
          </table:table-cell>
          <table:table-cell office:value-type="string" office:value="">
            <text:p/>
          </table:table-cell>
          <table:table-cell office:value-type="string" office:value="vegan/kids">
            <text:p>vegan/kids</text:p>
          </table:table-cell>
          <table:table-cell office:value-type="string" office:value="">
            <text:p/>
          </table:table-cell>
        </table:table-row>
        <table:table-row>
          <table:table-cell office:value-type="string" office:value="Pates bolognaise">
            <text:p>Pates bolognai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carbonara">
            <text:p>Pates carbonar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épinards creme champignons">
            <text:p>Pates épinards creme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ates gorgonzola poires">
            <text:p>Pates gorgonzola poir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pates_poires">
            <text:p>pates_poires</text:p>
          </table:table-cell>
        </table:table-row>
        <table:table-row>
          <table:table-cell office:value-type="string" office:value="Pates jambon champignon">
            <text:p>Pates jambon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pates_jambon">
            <text:p>pates_jambon</text:p>
          </table:table-cell>
        </table:table-row>
        <table:table-row>
          <table:table-cell office:value-type="string" office:value="Pesto">
            <text:p>P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esto">
            <text:p>pesto</text:p>
          </table:table-cell>
        </table:table-row>
        <table:table-row>
          <table:table-cell office:value-type="string" office:value="Pétoncles">
            <text:p>Pétonc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petoncles">
            <text:p>petoncles</text:p>
          </table:table-cell>
        </table:table-row>
        <table:table-row>
          <table:table-cell office:value-type="string" office:value="Pizza">
            <text:p>Pizz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lancha">
            <text:p>Planch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elée butternut prot soja">
            <text:p>Poelée butternut prot soja</text:p>
          </table:table-cell>
          <table:table-cell office:value-type="string" office:value="Butternut,1,()/tamari,2,c. à s./huile de sésame,1,c. à s./miso blanc,2,c. à s./sauge,1,c. à c./ail moulu,1,c. à c./eau bouillante,250,mL/protéines de soja,40,g/oignon,1,()/ail,2,gousses/huile d’olive,1,c. à s./creme végétale,100,mL/sel,1,()/poivre,1,()">
            <text:p>Butternut,1,()/tamari,2,c. à s./huile de sésame,1,c. à s./miso blanc,2,c. à s./sauge,1,c. à c./ail moulu,1,c. à c./eau bouillante,250,mL/protéines de soja,40,g/oignon,1,()/ail,2,gousses/huile d’olive,1,c. à s./creme végétale,100,mL/sel,1,()/poivre,1,()</text:p>
          </table:table-cell>
          <table:table-cell office:value-type="string" office:value="Couper la butternut en 2, l’évider partiellement et la cuire 45mn au four a 180ºC.&#10;Dans un grand bol, mélanger le tamari avec l’huile de sésame, le miso, la sauge, l’ail et du poivre.&#10;Ajouter l’eau bouillante pour former un bouillon et y réhydrater les protéines de soja pendant 30mn.&#10;Faire revenir l’oignon et l’ail émincés avec l’huile d’olive. Laisser dorer.&#10;Ajouter les protéines de soja et leur jus, cuire 2mn et verser la creme.&#10;Farcir les moitié de butternut et enfourner pour 15mn a 180ºC.">
            <text:p>Couper la butternut en 2, l’évider partiellement et la cuire 45mn au four a 180ºC.
Dans un grand bol, mélanger le tamari avec l’huile de sésame, le miso, la sauge, l’ail et du poivre.
Ajouter l’eau bouillante pour former un bouillon et y réhydrater les protéines de soja pendant 30mn.
Faire revenir l’oignon et l’ail émincés avec l’huile d’olive. Laisser dorer.
Ajouter les protéines de soja et leur jus, cuire 2mn et verser la creme.
Farcir les moitié de butternut et enfourner pour 15mn a 180ºC.</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Poelée courgette champignon">
            <text:p>Poelée courgette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Poisson épinards riz">
            <text:p>Poisson épinards ri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isson purée">
            <text:p>Poisson puré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isson_puree">
            <text:p>poisson_puree</text:p>
          </table:table-cell>
        </table:table-row>
        <table:table-row>
          <table:table-cell office:value-type="string" office:value="Poivrons farcis aux lentilles">
            <text:p>Poivrons farcis aux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oulet brique">
            <text:p>Poulet br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ulet">
            <text:p>poulet</text:p>
          </table:table-cell>
        </table:table-row>
        <table:table-row>
          <table:table-cell office:value-type="string" office:value="Purée saucisse">
            <text:p>Purée sauci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Quiche champignon">
            <text:p>Quiche champignon</text:p>
          </table:table-cell>
          <table:table-cell office:value-type="string" office:value="pate brisée,1,()/champignons,1,boite/fromage,1,()/oeufs,1,()/lait,1,()">
            <text:p>pate brisée,1,()/champignons,1,boite/fromage,1,()/oeufs,1,()/lait,1,()</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quiche_champignons">
            <text:p>quiche_champignons</text:p>
          </table:table-cell>
        </table:table-row>
        <table:table-row>
          <table:table-cell office:value-type="string" office:value="Quiche classique">
            <text:p>Quiche classique</text:p>
          </table:table-cell>
          <table:table-cell office:value-type="string" office:value="pate brisée,1,()/lardons,1,()/[champignons],1,boite/fromage,1,()/oeufs,1,()/lait,1,()">
            <text:p>pate brisée,1,()/lardons,1,()/[champignons],1,boite/fromage,1,()/oeufs,1,()/lait,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Quiche saumon">
            <text:p>Quiche saum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Quinoa brocoli canneberges">
            <text:p>Quinoa brocoli canneberg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midi">
            <text:p>vegan/midi</text:p>
          </table:table-cell>
          <table:table-cell office:value-type="string" office:value="quinoa_brocoli">
            <text:p>quinoa_brocoli</text:p>
          </table:table-cell>
        </table:table-row>
        <table:table-row>
          <table:table-cell office:value-type="string" office:value="Raclette">
            <text:p>Rac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Ratatouille">
            <text:p>Ratatouill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Ravioli">
            <text:p>Raviol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ravioli">
            <text:p>ravioli</text:p>
          </table:table-cell>
        </table:table-row>
        <table:table-row>
          <table:table-cell office:value-type="string" office:value="Restes">
            <text:p>Restes</text:p>
          </table:table-cell>
          <table:table-cell office:value-type="string" office:value="les restes,1,()">
            <text:p>les restes,1,()</text:p>
          </table:table-cell>
          <table:table-cell office:value-type="string" office:value="Réchauffer, c’est prêt!">
            <text:p>Réchauffer, c’est prêt!</text:p>
          </table:table-cell>
          <table:table-cell office:value-type="float" office:value="10">
            <text:p>10</text:p>
          </table:table-cell>
          <table:table-cell office:value-type="string" office:value="restes">
            <text:p>restes</text:p>
          </table:table-cell>
          <table:table-cell office:value-type="string" office:value="restes">
            <text:p>restes</text:p>
          </table:table-cell>
        </table:table-row>
        <table:table-row>
          <table:table-cell office:value-type="string" office:value="Ribs marinés">
            <text:p>Ribs marin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ribs">
            <text:p>ribs</text:p>
          </table:table-cell>
        </table:table-row>
        <table:table-row>
          <table:table-cell office:value-type="string" office:value="Risotto épinards champignons">
            <text:p>Risotto épinards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risotto">
            <text:p>risotto</text:p>
          </table:table-cell>
        </table:table-row>
        <table:table-row>
          <table:table-cell office:value-type="string" office:value="Rosties">
            <text:p>Rosties</text:p>
          </table:table-cell>
          <table:table-cell office:value-type="string" office:value="pommes de terre,1,()">
            <text:p>pommes de terre,1,()</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alade chou rouge pomme canneberge">
            <text:p>Salade chou rouge pomme canneberge</text:p>
          </table:table-cell>
          <table:table-cell office:value-type="string" office:value="chou rouge,1,()/oignons verts,4,()/persil,2,c. à s./ail,1,gousses/huile d’olive,60,mL/vinaigre de cidre,45,mL/sirop d’érable,15,mL/pomme,1,()/canneberges séchées,75,g">
            <text:p>chou rouge,1,()/oignons verts,4,()/persil,2,c. à s./ail,1,gousses/huile d’olive,60,mL/vinaigre de cidre,45,mL/sirop d’érable,15,mL/pomme,1,()/canneberges séchées,75,g</text:p>
          </table:table-cell>
          <table:table-cell office:value-type="string" office:value="Couper le chou en quartiers en gardant le coeur. À l’aide d’une mandoline, trancher finement les quartiers de chou de manière à obtenir 680 g de chou. &#10;Déposer dans un grand bol. Ajouter les oignons, le persil et l’ail.&#10;Dans un petit bol, mélanger l’huile, le vinaigre et le sirop d’érable. Saler et poivrer. Verser sur les légumes et bien mélanger. Couvrir et réfrigérer 30 minutes ou toute une nuit.&#10;Au moment de servir, ajouter la pomme et les canneberges.">
            <text:p>Couper le chou en quartiers en gardant le coeur. À l’aide d’une mandoline, trancher finement les quartiers de chou de manière à obtenir 680 g de chou. 
Déposer dans un grand bol. Ajouter les oignons, le persil et l’ail.
Dans un petit bol, mélanger l’huile, le vinaigre et le sirop d’érable. Saler et poivrer. Verser sur les légumes et bien mélanger. Couvrir et réfrigérer 30 minutes ou toute une nuit.
Au moment de servir, ajouter la pomme et les canneberges.</text:p>
          </table:table-cell>
          <table:table-cell office:value-type="float" office:value="30">
            <text:p>30</text:p>
          </table:table-cell>
          <table:table-cell office:value-type="string" office:value="vegan/midi/hiver">
            <text:p>vegan/midi/hiver</text:p>
          </table:table-cell>
          <table:table-cell office:value-type="string" office:value="salade_chou">
            <text:p>salade_chou</text:p>
          </table:table-cell>
        </table:table-row>
        <table:table-row>
          <table:table-cell office:value-type="string" office:value="Salade de riz">
            <text:p>Salade de riz</text:p>
          </table:table-cell>
          <table:table-cell office:value-type="string" office:value="riz,1,()/mais,1,()/tomate,1,()">
            <text:p>riz,1,()/mais,1,()/tomate,1,()</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salade_riz">
            <text:p>salade_riz</text:p>
          </table:table-cell>
        </table:table-row>
        <table:table-row>
          <table:table-cell office:value-type="string" office:value="Salade Louise">
            <text:p>Salade Louise</text:p>
          </table:table-cell>
          <table:table-cell office:value-type="string" office:value="pasteque,1,()/pignon de pin,1,()/menthe,1,()/huile d’olive,1,()">
            <text:p>pasteque,1,()/pignon de pin,1,()/menthe,1,()/huile d’olive,1,()</text:p>
          </table:table-cell>
          <table:table-cell office:value-type="string" office:value="">
            <text:p/>
          </table:table-cell>
          <table:table-cell office:value-type="string" office:value="">
            <text:p/>
          </table:table-cell>
          <table:table-cell office:value-type="string" office:value="vegan/ete/midi">
            <text:p>vegan/ete/midi</text:p>
          </table:table-cell>
          <table:table-cell office:value-type="string" office:value="">
            <text:p/>
          </table:table-cell>
        </table:table-row>
        <table:table-row>
          <table:table-cell office:value-type="string" office:value="Saucisses lentilles">
            <text:p>Saucisses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Shortbread millionaire">
            <text:p>Shortbread millionai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Soufflé au fromage">
            <text:p>Soufflé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Soupe brocoli petits pois">
            <text:p>Soupe brocoli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Soupe courge coco curcuma">
            <text:p>Soupe courge coco curcum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hiver">
            <text:p>soir/vegan/double/hiver</text:p>
          </table:table-cell>
          <table:table-cell office:value-type="string" office:value="soupe_courge">
            <text:p>soupe_courge</text:p>
          </table:table-cell>
        </table:table-row>
        <table:table-row>
          <table:table-cell office:value-type="string" office:value="Soupe courgette pois cassé">
            <text:p>Soupe courgette pois cass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ete">
            <text:p>soir/vegan/double/ete</text:p>
          </table:table-cell>
          <table:table-cell office:value-type="string" office:value="">
            <text:p/>
          </table:table-cell>
        </table:table-row>
        <table:table-row>
          <table:table-cell office:value-type="string" office:value="Soupe panais chou-fleur">
            <text:p>Soupe panais chou-fl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Tagliatelles veau champignons">
            <text:p>Tagliatelles veau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Tajine agneau">
            <text:p>Tajine agnea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Tajine vegan">
            <text:p>Tajine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tajine_vegan">
            <text:p>tajine_vegan</text:p>
          </table:table-cell>
        </table:table-row>
        <table:table-row>
          <table:table-cell office:value-type="string" office:value="Tartare frites">
            <text:p>Tartare fri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Tarte au citron">
            <text:p>Tarte au cit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Tarte aux fruits">
            <text:p>Tarte aux frui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arte_fruits">
            <text:p>tarte_fruits</text:p>
          </table:table-cell>
        </table:table-row>
        <table:table-row>
          <table:table-cell office:value-type="string" office:value="Tarte butternut gorgonzola">
            <text:p>Tarte butternut gorgonzol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coco petits pois">
            <text:p>Tarte coco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rte_coco_petits_pois">
            <text:p>tarte_coco_petits_pois</text:p>
          </table:table-cell>
        </table:table-row>
        <table:table-row>
          <table:table-cell office:value-type="string" office:value="Tarte poireaux">
            <text:p>Tart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tofu carotte">
            <text:p>Tarte tofu caro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midi">
            <text:p>vegan/midi</text:p>
          </table:table-cell>
          <table:table-cell office:value-type="string" office:value="">
            <text:p/>
          </table:table-cell>
        </table:table-row>
        <table:table-row>
          <table:table-cell office:value-type="string" office:value="Tarte tomate">
            <text:p>Tarte toma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Tartiflette">
            <text:p>Tartif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hiver">
            <text:p>double/hiver</text:p>
          </table:table-cell>
          <table:table-cell office:value-type="string" office:value="tartiflette">
            <text:p>tartiflette</text:p>
          </table:table-cell>
        </table:table-row>
        <table:table-row>
          <table:table-cell office:value-type="string" office:value="Tatin d’endives">
            <text:p>Tatin d’endiv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hiver">
            <text:p>vegan/soir/hiver</text:p>
          </table:table-cell>
          <table:table-cell office:value-type="string" office:value="tatin_endive">
            <text:p>tatin_endive</text:p>
          </table:table-cell>
        </table:table-row>
        <table:table-row>
          <table:table-cell office:value-type="string" office:value="Tatin de poivron">
            <text:p>Tatin de poiv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tin_poivron">
            <text:p>tatin_poivron</text:p>
          </table:table-cell>
        </table:table-row>
        <table:table-row>
          <table:table-cell office:value-type="string" office:value="Tortilla">
            <text:p>Tortilla</text:p>
          </table:table-cell>
          <table:table-cell office:value-type="string" office:value="oeufs,1,()/pommes de terre,1,()">
            <text:p>oeufs,1,()/pommes de terre,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ourte à la viande">
            <text:p>Tourte à la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ourte_viande">
            <text:p>tourte_viande</text:p>
          </table:table-cell>
        </table:table-row>
        <table:table-row>
          <table:table-cell office:value-type="string" office:value="Tresse">
            <text:p>Tre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resse">
            <text:p>tresse</text:p>
          </table:table-cell>
        </table:table-row>
        <table:table-row>
          <table:table-cell office:value-type="string" office:value="Wok nouilles">
            <text:p>Wok nouilles</text:p>
          </table:table-cell>
          <table:table-cell office:value-type="string" office:value="nouilles soba,1,()/carottes,1,()/oeufs,1,()/champignons,1,()">
            <text:p>nouilles soba,1,()/carottes,1,()/oeufs,1,()/champignons,1,()</text:p>
          </table:table-cell>
          <table:table-cell office:value-type="string" office:value="">
            <text:p/>
          </table:table-cell>
          <table:table-cell office:value-type="float" office:value="60">
            <text:p>60</text:p>
          </table:table-cell>
          <table:table-cell office:value-type="string" office:value="">
            <text:p/>
          </table:table-cell>
          <table:table-cell office:value-type="string" office:value="wok_nouilles">
            <text:p>wok_nouilles</text:p>
          </table:table-cell>
        </table:table-row>
        <table:table-row>
          <table:table-cell office:value-type="string" office:value="Salade endives betteraves">
            <text:p>Salade endives betteraves</text:p>
          </table:table-cell>
          <table:table-cell office:value-type="string" office:value="endives,1,()/fromage,1,()/betteraves,1,()/pomme,1,()/noix,1,()">
            <text:p>endives,1,()/fromage,1,()/betteraves,1,()/pomme,1,()/noix,1,()</text:p>
          </table:table-cell>
          <table:table-cell office:value-type="string" office:value="">
            <text:p/>
          </table:table-cell>
          <table:table-cell office:value-type="float" office:value="30">
            <text:p>30</text:p>
          </table:table-cell>
          <table:table-cell office:value-type="string" office:value="soir/hiver/vegan">
            <text:p>soir/hiver/vegan</text:p>
          </table:table-cell>
          <table:table-cell office:value-type="string" office:value="">
            <text:p/>
          </table:table-cell>
        </table:table-row>
        <table:table-row>
          <table:table-cell office:value-type="string" office:value="Paupiettes de veau">
            <text:p>Paupiettes de veau</text:p>
          </table:table-cell>
          <table:table-cell office:value-type="string" office:value="paupiette,1,()/pommes de terre,1,kg">
            <text:p>paupiette,1,()/pommes de terre,1,kg</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Grillades de porc">
            <text:p>Grillades de porc</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Lapin a la moutarde">
            <text:p>Lapin a la moutarde</text:p>
          </table:table-cell>
          <table:table-cell office:value-type="string" office:value="lapin,1,()/moutarde,1,()/tagliatelles,1,()">
            <text:p>lapin,1,()/moutarde,1,()/tagliatelles,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Magret de canard">
            <text:p>Magret de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agret">
            <text:p>magret</text:p>
          </table:table-cell>
        </table:table-row>
        <table:table-row>
          <table:table-cell office:value-type="string" office:value="Boudin antillais">
            <text:p>Boudin antillais</text:p>
          </table:table-cell>
          <table:table-cell office:value-type="string" office:value="boudin,1,()/pommes,1,()/[pommes de terre],1,()">
            <text:p>boudin,1,()/pommes,1,()/[pommes de terre],1,()</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Veau citron">
            <text:p>Veau citron</text:p>
          </table:table-cell>
          <table:table-cell office:value-type="string" office:value="veau,1,()/citron,1,()/riz,1,()">
            <text:p>veau,1,()/citron,1,()/riz,1,()</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Roules au fromage">
            <text:p>Roules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urprises du marché">
            <text:p>Surprises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ique-nique">
            <text:p>Pique-n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
            <text:p/>
          </table:table-cell>
        </table:table-row>
        <table:table-row>
          <table:table-cell office:value-type="string" office:value="Resto">
            <text:p>R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Soupe de legumes">
            <text:p>Soupe de legum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ete">
            <text:p>soir/ete</text:p>
          </table:table-cell>
          <table:table-cell office:value-type="string" office:value="">
            <text:p/>
          </table:table-cell>
        </table:table-row>
        <table:table-row>
          <table:table-cell office:value-type="string" office:value="Absent">
            <text:p>Absen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Soupe Céleri branche">
            <text:p>Soupe Céleri branch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vegan">
            <text:p>soir/double/vegan</text:p>
          </table:table-cell>
          <table:table-cell office:value-type="string" office:value="">
            <text:p/>
          </table:table-cell>
        </table:table-row>
        <table:table-row>
          <table:table-cell office:value-type="string" office:value="Salade du marché">
            <text:p>Salade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
            <text:p/>
          </table:table-cell>
        </table:table-row>
        <table:table-row>
          <table:table-cell office:value-type="string" office:value="Quiche brocoli chêvre">
            <text:p>Quiche brocoli chêv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Tarte aux blettes">
            <text:p>Tarte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oupe poireaux pois cassés">
            <text:p>Soupe poireaux pois cass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Salade nouilles soba">
            <text:p>Salade nouilles soba</text:p>
          </table:table-cell>
          <table:table-cell office:value-type="string" office:value="nouilles soba,1,()/avocat,1,()/poivron,1,()/carottes,1,()/[mangue],1,()/[asperges],1,()">
            <text:p>nouilles soba,1,()/avocat,1,()/poivron,1,()/carottes,1,()/[mangue],1,()/[asperges],1,()</text:p>
          </table:table-cell>
          <table:table-cell office:value-type="string" office:value="">
            <text:p/>
          </table:table-cell>
          <table:table-cell office:value-type="string" office:value="">
            <text:p/>
          </table:table-cell>
          <table:table-cell office:value-type="string" office:value="midi/ete/vegan">
            <text:p>midi/ete/vegan</text:p>
          </table:table-cell>
          <table:table-cell office:value-type="string" office:value="">
            <text:p/>
          </table:table-cell>
        </table:table-row>
        <table:table-row>
          <table:table-cell office:value-type="string" office:value="Fruits de mer">
            <text:p>Fruits de m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
    </office:spreadsheet>
  </office:body>
</office:document-content>
</file>

<file path=styles.xml><?xml version="1.0" encoding="utf-8"?>
<office:document-styles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office:version="1.2">
  <office:styles>
    <style:style style:name="pd1" style:family="table-cell" style:display-name="pd1">
      <style:text-properties fo:font-weight="bold"/>
      <style:table-cell-properties fo:border-top="0.75pt solid #000000"/>
      <style:table-cell-properties fo:border-right="0.75pt solid #000000"/>
      <style:table-cell-properties fo:border-bottom="0.75pt solid #000000"/>
      <style:table-cell-properties fo:border-left="0.75pt solid #000000"/>
      <style:paragraph-properties fo:text-align="center"/>
      <style:table-cell-properties style:vertical-align="top"/>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meta>
    <meta:generator>ODFPY/1.4.1</meta:generator>
  </office:meta>
</office:document-meta>
</file>